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getSourceDocumentAsOutput( final URI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.getReader( AbstractSourceNode sourc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sourceExists( URI requestURI , LocationNod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processRequest( final URI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ler.getInputPlugin( final AbstractSource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roller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resolveSourceLocations( final URI request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ntroller.Controller( final String locationmapPath , final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getReader( final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roller.getInternalDocumentAsOutput( final URI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.getSourceLocations( final URI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.initLocationmap( final String locationmap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loadAllSourceDocuments( URI requestURI , final List &lt; LocationNode &gt; source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ler.addToSourceDocCache( URI requestURI , AbstractSource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ler.getOutputDocument( URI request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roller.processInputPlugins( URI requestURI , final AbstractSourceDocument source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roller.getInternalDocument( final URI request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roller.getPipelineAsOutput( URI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troller.loadSourceDocument( URI requestURI , final LocationNode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ler.getOutputPlugin( final URI requ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ler.processOutputPlugins( final URI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init( final String locationmapPath , File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.getSourceDocuments( final URI request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